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3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4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7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4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49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0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5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</text:span><text:span text:style-name="T1">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pC</text:span><text:span text:style-name="T1">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R</text:span><text:span text:style-name="T2">P, </text:span><text:span text:style-name="T2">ver </text:span><text:span text:style-name="T2">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I</text:span><text:span text:style-name="T1">nde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</text:span><text:span text:style-name="T1">mp</text:span><text:span text:style-name="T1">Na</text:span><text:span text:style-name="T1">m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</text:span><text:span text:style-name="T3">e </text:span><text:span text:style-name="T3">DRP, </text:span><text:span text:style-name="T3">ver </text:span><text:span text:style-name="T3">2 </text:span><text:span text:style-name="T3">DES </text:span><text:span text:style-name="T3">cont</text:span><text:span text:style-name="T3">rolle</text:span><text:span text:style-name="T3">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</text:span><text:span text:style-name="T1">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</text:span><text:span text:style-name="T1">p:Nod</text:span><text:span text:style-name="T1">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</text:span><text:span text:style-name="T1">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</text:span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</text:span><text:span text:style-name="T1">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</text:span><text:span text:style-name="T1">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</text:span><text:span text:style-name="T1">de</text:span><text:span text:style-name="T1">Cr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</text:span><text:span text:style-name="T1">mp</text:span><text:span text:style-name="T1">Na</text:span><text:span text:style-name="T1">me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</text:span><text:span text:style-name="T1">pNa</text:span><text:span text:style-name="T1">mes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6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81" draw:id="id81" draw:layer="layout" svg:width="2.4cm" svg:height="0.4cm" svg:x="2.46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83" draw:id="id83" draw:layer="layout" svg:width="2.6cm" svg:height="0.4cm" svg:x="2.268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0.091cm" svg:x1="10.399cm" svg:y1="6.199cm" svg:x2="14.118cm" svg:y2="7.999cm" draw:start-shape="id95" draw:start-glue-point="1" svg:d="M10399 6199h2201v1800h1518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controlled with SDC, DES context connecting to 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6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115" draw:id="id115" draw:layer="layout" svg:width="2.468cm" svg:height="0.4cm" svg:x="2.4cm" svg:y="5.6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113" draw:id="id113" draw:layer="layout" svg:width="2.468cm" svg:height="0.4cm" svg:x="2.4cm" svg:y="6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8" xml:id="id119" draw:id="id119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AvrMdl2.VrVie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draw:layer="layout" svg:width="3.2cm" svg:height="0.4cm" svg:x="6.8cm" svg:y="5.6cm">
          <text:p text:style-name="P3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8" xml:id="id136" draw:id="id13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8" xml:id="id147" draw:id="id14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159" draw:id="id159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8" xml:id="id163" draw:id="id163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165" draw:id="id16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6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6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86" draw:id="id186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71" draw:id="id171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xml:id="id193" draw:id="id193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8" xml:id="id213" draw:id="id213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8" xml:id="id224" draw:id="id224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05" draw:id="id205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8" xml:id="id240" draw:id="id240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2" draw:id="id242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6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03" draw:id="id203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6" draw:id="id246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6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8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5" draw:id="id255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6" draw:id="id256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6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6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6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8" xml:id="id264" draw:id="id264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6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Controller – DRP is DES based, 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xml:id="id294" draw:id="id294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10" draw:id="id31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0.702cm" svg:y1="15.4cm" svg:x2="18.6cm" svg:y2="11cm" draw:start-shape="id270" draw:start-glue-point="6" draw:end-shape="id271" draw:end-glue-point="3" svg:d="M30702 15400h502v-1400h-13804v-3000h1200" svg:viewBox="0 0 13805 4401">
          <text:p/>
        </draw:connector>
        <draw:custom-shape draw:style-name="gr4" draw:text-style-name="P2" xml:id="id272" draw:id="id272" draw:layer="layout" svg:width="2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119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919cm" svg:y1="7.809cm" svg:x2="18.6cm" svg:y2="11.4cm" draw:start-shape="id272" draw:start-glue-point="1" draw:end-shape="id273" draw:end-glue-point="3" svg:d="M24919 7809h501v1896h-7321v1695h501" svg:viewBox="0 0 7322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102cm" svg:y1="15.4cm" svg:x2="25.201cm" svg:y2="15.4cm" draw:start-shape="id276" draw:start-glue-point="3" draw:end-shape="id277" draw:end-glue-point="6" svg:d="M28102 15400h-2901" svg:viewBox="0 0 2902 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7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8" draw:text-style-name="P4" draw:layer="layout" svg:width="1.281cm" svg:height="0.4cm" svg:x="18.6cm" svg:y="12.399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0.702cm" svg:y1="15.4cm" svg:x2="18.6cm" svg:y2="13cm" draw:start-shape="id270" draw:start-glue-point="6" draw:end-shape="id282" draw:end-glue-point="3" svg:d="M30702 15400h502v-1400h-13804v-1000h1200" svg:viewBox="0 0 13805 2401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8" xml:id="id284" draw:id="id2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7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919cm" svg:y2="7.809cm" draw:start-shape="id290" draw:start-glue-point="3" draw:end-shape="id272" draw:end-glue-point="1" svg:d="M14000 7400h-501v1599h11921v-1190h-501" svg:viewBox="0 0 11922 1600">
          <text:p/>
        </draw:connector>
        <draw:custom-shape draw:style-name="gr139" draw:text-style-name="P10" xml:id="id291" draw:id="id291" draw:layer="layout" svg:width="1.2cm" svg:height="1.4cm" draw:transform="rotate (1.5707963267949) translate (14cm 6.399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8" xml:id="id293" draw:id="id2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919cm" svg:y2="7.809cm" draw:start-shape="id295" draw:start-glue-point="3" draw:end-shape="id272" draw:end-glue-point="1" svg:d="M14000 6199h-501v2800h11921v-1190h-501" svg:viewBox="0 0 11922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78" draw:id="id2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5" draw:text-style-name="P10" xml:id="id277" draw:id="id277" draw:layer="layout" svg:width="1.6cm" svg:height="2.2cm" draw:transform="rotate (1.5707963267949) translate (23.001cm 16.2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3.066cm" svg:y="14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8" xml:id="id306" draw:id="id306" draw:layer="layout" svg:width="1.4cm" svg:height="0.4cm" svg:x="26.2cm" svg:y="7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919cm" svg:y1="7.809cm" svg:x2="26.2cm" svg:y2="7.799cm" draw:start-shape="id272" draw:start-glue-point="1" draw:end-shape="id306" draw:end-glue-point="5" svg:d="M24919 7809h641v-10h640" svg:viewBox="0 0 1282 11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6" xml:id="id309" draw:id="id309" draw:layer="layout" svg:width="1.599cm" svg:height="0.8cm" svg:x="25.7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.4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1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0.702cm" svg:y1="15.4cm" svg:x2="25.703cm" svg:y2="16.4cm" draw:start-shape="id270" draw:start-glue-point="6" draw:end-shape="id309" draw:end-glue-point="3" svg:d="M30702 15400h502v1901h-6003v-901h502" svg:viewBox="0 0 6004 1902">
          <text:p/>
        </draw:connector>
        <draw:custom-shape draw:style-name="gr95" draw:text-style-name="P28" xml:id="id304" draw:id="id304" draw:layer="layout" svg:width="1.4cm" svg:height="0.4cm" svg:x="20.601cm" svg:y="15.4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37" draw:id="id337" draw:layer="layout" svg:width="1.4cm" svg:height="0.4cm" svg:x="32.2cm" svg:y="15.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1" draw:id="id31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6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8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8" draw:id="id318" draw:layer="layout" svg:width="1.4cm" svg:height="0.4cm" svg:x="25cm" svg:y="11.6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9" draw:id="id31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6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40" draw:id="id340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2cm" svg:y="7.809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1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919cm" svg:y2="7.809cm" draw:start-shape="id327" draw:start-glue-point="3" draw:end-shape="id272" draw:end-glue-point="1" svg:d="M11400 5800h-501v3200h14521v-1191h-501" svg:viewBox="0 0 14522 3201">
          <text:p/>
        </draw:connector>
        <draw:custom-shape draw:style-name="gr142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332" draw:id="id332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3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45" draw:text-style-name="P25" xml:id="id331" draw:id="id331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5" xml:id="id333" draw:id="id333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5" draw:layer="layout" svg:width="4cm" svg:height="0.447cm" svg:x="18.001cm" svg:y="16.153cm">
          <text:p text:style-name="P24"><text:span text:style-name="T1">DrpAddedPulse : BChange</text:span></text:p>
          <draw:enhanced-geometry svg:viewBox="0 0 21600 21600" draw:type="rectangle" draw:enhanced-path="M 0 0 L 21600 0 21600 21600 0 21600 0 0 Z N"/>
        </draw:custom-shape>
        <draw:custom-shape draw:style-name="gr149" draw:text-style-name="P25" xml:id="id330" draw:id="id330" draw:layer="layout" svg:width="0.8cm" svg:height="0.4cm" svg:x="17.801cm" svg:y="16.6cm">
          <text:p text:style-name="P24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7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0" draw:text-style-name="P10" xml:id="id270" draw:id="id270" draw:layer="controls" svg:width="1.2cm" svg:height="2.6cm" draw:transform="rotate (1.5707963267949) translate (28.102cm 16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1" draw:text-style-name="P4" draw:layer="controls" svg:width="2.135cm" svg:height="0.444cm" svg:x="28.167cm" svg:y="14.8cm">
          <text:p text:style-name="P3"><text:span text:style-name="T1">ModelUri : 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102cm" svg:y="15.2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102cm" svg:y="15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7.302cm" svg:y1="16.4cm" svg:x2="28.102cm" svg:y2="15.8cm" draw:start-shape="id309" draw:start-glue-point="1" draw:end-shape="id336" draw:end-glue-point="3" svg:d="M27302 16400h400v-600h400" svg:viewBox="0 0 801 601">
          <text:p/>
        </draw:connector>
        <draw:connector draw:style-name="gr9" draw:text-style-name="P5" draw:layer="controls" svg:x1="30.702cm" svg:y1="15.4cm" svg:x2="32.2cm" svg:y2="15.4cm" draw:start-shape="id270" draw:start-glue-point="6" draw:end-shape="id337" draw:end-glue-point="5" svg:d="M30702 15400h1498" svg:viewBox="0 0 1499 1">
          <text:p/>
        </draw:connector>
        <draw:custom-shape draw:style-name="gr152" draw:text-style-name="P16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6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1v2600h-501" svg:viewBox="0 0 9102 2601">
          <text:p/>
        </draw:connector>
      </draw:page>
      <draw:page draw:name="page9" draw:style-name="dp1" draw:master-page-name="Default">
        <draw:custom-shape draw:style-name="gr15" draw:text-style-name="P10" xml:id="id342" draw:id="id342" draw:layer="layout" svg:width="1.6cm" svg:height="2.2cm" draw:transform="rotate (1.5707963267949) translate (20.406cm 8.79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01cm" svg:y="5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01cm" svg:y="5.001cm">
          <text:p text:style-name="P3"><text:span text:style-name="T1">Mag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343" draw:id="id343" draw:layer="layout" svg:width="1.599cm" svg:height="0.8cm" svg:x="23.006cm" svg:y="7.59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6cm" svg:y="7.595cm">
          <text:p text:style-name="P3"><text:span text:style-name="T1">CompsId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57" draw:id="id357" draw:layer="layout" svg:width="2cm" svg:height="0.4cm" svg:x="8.401cm" svg:y="5.601cm">
          <text:p text:style-name="P3"><text:span text:style-name="T1">Comp</text:span><text:span text:style-name="T1">Nam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1cm" svg:y="7.195cm">
          <text:p text:style-name="P3"><text:span text:style-name="T1">:Swi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69" draw:id="id369" draw:layer="layout" svg:width="0.954cm" svg:height="0.4cm" svg:x="20.406cm" svg:y="8.3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53" draw:id="id353" draw:layer="layout" svg:width="0.954cm" svg:height="0.4cm" svg:x="20.406cm" svg:y="7.59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48" draw:id="id348" draw:layer="layout" svg:width="0.954cm" svg:height="0.4cm" svg:x="20.406cm" svg:y="7.995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6cm" svg:y1="7.995cm" svg:x2="23.006cm" svg:y2="7.995cm" draw:start-shape="id342" draw:start-glue-point="6" draw:end-shape="id343" draw:end-glue-point="3" svg:d="M22606 7995h400" svg:viewBox="0 0 401 1">
          <text:p/>
        </draw:connector>
        <draw:custom-shape draw:style-name="gr16" draw:text-style-name="P1" xml:id="id347" draw:id="id347" draw:layer="layout" svg:width="1.2cm" svg:height="1.281cm" draw:transform="rotate (1.5707963267949) translate (13.018cm 10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8cm" svg:y="9.2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6" draw:id="id346" draw:layer="layout" svg:width="0.8cm" svg:height="0.4cm" svg:x="13.018cm" svg:y="9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4" draw:id="id344" draw:layer="layout" svg:width="0.8cm" svg:height="0.4cm" svg:x="13.018cm" svg:y="10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5cm" svg:y1="7.995cm" svg:x2="13.018cm" svg:y2="10.2cm" draw:start-shape="id343" draw:start-glue-point="1" draw:end-shape="id344" draw:end-glue-point="3" svg:d="M24605 7995h798v2903h-12886v-698h501" svg:viewBox="0 0 12887 2904">
          <text:p/>
        </draw:connector>
        <draw:custom-shape draw:style-name="gr38" draw:text-style-name="P6" xml:id="id345" draw:id="id345" draw:layer="layout" svg:width="0.8cm" svg:height="0.401cm" svg:x="11.499cm" svg:y="9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9cm" svg:y1="9.8cm" svg:x2="13.018cm" svg:y2="9.8cm" draw:start-shape="id345" draw:start-glue-point="1" draw:end-shape="id346" draw:end-glue-point="3" svg:d="M12299 9800h719" svg:viewBox="0 0 720 1">
          <text:p/>
        </draw:connector>
        <draw:connector draw:style-name="gr9" draw:text-style-name="P5" draw:layer="layout" draw:line-skew="-2.85cm" svg:x1="14.299cm" svg:y1="9.801cm" svg:x2="20.406cm" svg:y2="8.195cm" draw:start-shape="id347" draw:start-glue-point="6" draw:end-shape="id348" draw:end-glue-point="3" svg:d="M14299 9801h204v-1606h5903" svg:viewBox="0 0 6108 1607">
          <text:p/>
        </draw:connector>
        <draw:custom-shape draw:style-name="gr39" draw:text-style-name="P1" xml:id="id350" draw:id="id350" draw:layer="layout" svg:width="1.201cm" svg:height="1.101cm" draw:transform="rotate (1.5707963267949) translate (16.3cm 9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3cm" svg:y="8.3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6" draw:id="id356" draw:layer="layout" svg:width="0.8cm" svg:height="0.4cm" svg:x="16.3cm" svg:y="8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9" draw:id="id349" draw:layer="layout" svg:width="0.8cm" svg:height="0.4cm" svg:x="16.3cm" svg:y="9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3cm" svg:y1="9.4cm" svg:x2="24.605cm" svg:y2="7.995cm" draw:start-shape="id349" draw:start-glue-point="3" draw:end-shape="id343" draw:end-glue-point="1" svg:d="M16300 9400h-501v1498h9604v-2903h-798" svg:viewBox="0 0 9605 2904">
          <text:p/>
        </draw:connector>
        <draw:connector draw:style-name="gr9" draw:text-style-name="P5" draw:layer="layout" svg:x1="17.401cm" svg:y1="9.001cm" svg:x2="18.22cm" svg:y2="9cm" draw:start-shape="id350" draw:start-glue-point="6" draw:end-shape="id351" draw:end-glue-point="3" svg:d="M17401 9001h410v-1h409" svg:viewBox="0 0 820 2">
          <text:p/>
        </draw:connector>
        <draw:connector draw:style-name="gr9" draw:text-style-name="P5" draw:layer="layout" draw:line-skew="0.091cm" svg:x1="10.4cm" svg:y1="6.2cm" svg:x2="14.119cm" svg:y2="8cm" draw:start-shape="id352" draw:start-glue-point="1" svg:d="M10400 6200h2201v1800h1518" svg:viewBox="0 0 3720 1801">
          <text:p/>
        </draw:connector>
        <draw:custom-shape draw:style-name="gr56" draw:text-style-name="P12" draw:layer="layout" svg:width="18.599cm" svg:height="0.444cm" svg:x="1.002cm" svg:y="1.002cm">
          <text:p text:style-name="P11"><text:span text:style-name="T3">Vert </text:span><text:span text:style-name="T3">DR</text:span><text:span text:style-name="T3">P, </text:span><text:span text:style-name="T3">ver </text:span><text:span text:style-name="T3">1 <text:s/>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6cm" svg:y1="7.795cm" svg:x2="24.605cm" svg:y2="7.995cm" draw:start-shape="id353" draw:start-glue-point="3" draw:end-shape="id343" draw:end-glue-point="1" svg:d="M20406 7795h-501v-1001h5098v1201h-398" svg:viewBox="0 0 5099 1202">
          <text:p/>
        </draw:connector>
        <draw:custom-shape draw:style-name="gr16" draw:text-style-name="P1" xml:id="id355" draw:id="id355" draw:layer="layout" svg:width="1.2cm" svg:height="1.281cm" draw:transform="rotate (1.5707963267949) translate (13.018cm 8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8cm" svg:y="7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8cm" svg:y="8.2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8cm" svg:y="7.4cm">
          <text:p text:style-name="P3"><text:span text:style-name="T1">:A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354" draw:id="id354" draw:layer="layout" svg:width="0.8cm" svg:height="0.401cm" svg:x="11.499cm" svg:y="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9cm" svg:y1="8.4cm" svg:x2="13.018cm" svg:y2="8.4cm" draw:start-shape="id354" draw:start-glue-point="1" svg:d="M12299 8400h719" svg:viewBox="0 0 720 1">
          <text:p/>
        </draw:connector>
        <draw:connector draw:style-name="gr9" draw:text-style-name="P5" draw:layer="layout" svg:x1="14.299cm" svg:y1="8.001cm" svg:x2="16.3cm" svg:y2="9cm" draw:start-shape="id355" draw:start-glue-point="6" draw:end-shape="id356" draw:end-glue-point="3" svg:d="M14299 8001h1001v999h1000" svg:viewBox="0 0 2002 1000">
          <text:p/>
        </draw:connector>
        <draw:custom-shape draw:style-name="gr6" draw:text-style-name="P4" xml:id="id352" draw:id="id352" draw:layer="layout" svg:width="2cm" svg:height="0.4cm" svg:x="8.4cm" svg:y="6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01cm 6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01cm" svg:y="5.199cm">
          <text:p text:style-name="P3"><text:span text:style-name="T1">Co</text:span><text:span text:style-name="T1">mp</text:span><text:span text:style-name="T1">Na</text:span><text:span text:style-name="T1">me </text:span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8" draw:id="id358" draw:layer="layout" svg:width="0.8cm" svg:height="0.4cm" svg:x="25.801cm" svg:y="5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59" draw:id="id359" draw:layer="layout" svg:width="1cm" svg:height="0.4cm" svg:x="25.801cm" svg:y="5.999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01cm" svg:x2="25.801cm" svg:y2="5.799cm" draw:start-shape="id357" draw:start-glue-point="1" draw:end-shape="id358" draw:end-glue-point="3" svg:d="M10401 5801h7700v-2h7700" svg:viewBox="0 0 15401 3">
          <text:p/>
        </draw:connector>
        <draw:connector draw:style-name="gr9" draw:text-style-name="P5" draw:layer="layout" svg:x1="24.605cm" svg:y1="7.995cm" svg:x2="25.801cm" svg:y2="6.199cm" draw:start-shape="id343" draw:start-glue-point="1" draw:end-shape="id359" draw:end-glue-point="3" svg:d="M24605 7995h598v-1796h598" svg:viewBox="0 0 1197 1797">
          <text:p/>
        </draw:connector>
        <draw:custom-shape draw:style-name="gr43" draw:text-style-name="P2" draw:layer="layout" svg:width="3.199cm" svg:height="1.8cm" svg:x="31.002cm" svg:y="5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31.002cm" svg:y="5.001cm">
          <text:p text:style-name="P3"><text:span text:style-name="T1">IoA</text:span><text:span text:style-name="T1">dd</text:span><text:span text:style-name="T1">Wid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0" draw:id="id360" draw:layer="layout" svg:width="1.6cm" svg:height="0.4cm" svg:x="31.002cm" svg:y="5.601cm">
          <text:p text:style-name="P13"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8.601cm" svg:y1="5.799cm" svg:x2="31.002cm" svg:y2="5.801cm" draw:end-shape="id360" draw:end-glue-point="3" svg:d="M28601 5799h950v2h1451" svg:viewBox="0 0 2402 3">
          <text:p/>
        </draw:connector>
        <draw:custom-shape draw:style-name="gr45" draw:text-style-name="P16" xml:id="id361" draw:id="id361" draw:layer="layout" svg:width="1.6cm" svg:height="0.4cm" svg:x="28.602cm" svg:y="6.201cm">
          <text:p text:style-name="P3"><text:span text:style-name="T1">No</text:span><text:span text:style-name="T1">de</text:span><text:span text:style-name="T1">Cr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0.202cm" svg:y1="6.401cm" svg:x2="31.002cm" svg:y2="6.201cm" draw:start-shape="id361" draw:start-glue-point="1" draw:end-shape="id362" draw:end-glue-point="3" svg:d="M30202 6401h400v-200h400" svg:viewBox="0 0 801 201">
          <text:p/>
        </draw:connector>
        <draw:custom-shape draw:style-name="gr29" draw:text-style-name="P2" xml:id="id363" draw:id="id363" draw:layer="layout" svg:width="2.6cm" svg:height="0.8cm" svg:x="31.202cm" svg:y="3.4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31.202cm" svg:y="3.401cm">
          <text:p text:style-name="P3"><text:span text:style-name="T1">Com</text:span><text:span text:style-name="T1">pNa</text:span><text:span text:style-name="T1">meD</text:span><text:span text:style-name="T1">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8.601cm" svg:y1="5.799cm" svg:x2="31.202cm" svg:y2="3.801cm" draw:end-shape="id363" draw:end-glue-point="3" svg:d="M28601 5799h1050v-1998h1551" svg:viewBox="0 0 2602 1999">
          <text:p/>
        </draw:connector>
        <draw:custom-shape draw:style-name="gr29" draw:text-style-name="P2" xml:id="id364" draw:id="id364" draw:layer="layout" svg:width="2.6cm" svg:height="0.8cm" svg:x="12.099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12.099cm" svg:y="4cm">
          <text:p text:style-name="P3"><text:span text:style-name="T1">Co</text:span><text:span text:style-name="T1">mp</text:span><text:span text:style-name="T1">Na</text:span><text:span text:style-name="T1">mes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01cm" svg:x2="12.099cm" svg:y2="4.4cm" draw:start-shape="id357" draw:start-glue-point="1" draw:end-shape="id364" draw:end-glue-point="3" svg:d="M10401 5801h849v-1401h849" svg:viewBox="0 0 1699 1402">
          <text:p/>
        </draw:connector>
        <draw:custom-shape draw:style-name="gr29" draw:text-style-name="P2" xml:id="id365" draw:id="id365" draw:layer="layout" svg:width="2.6cm" svg:height="0.8cm" svg:x="14.099cm" svg:y="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14.099cm" svg:y="6cm">
          <text:p text:style-name="P3"><text:span text:style-name="T1">C</text:span><text:span text:style-name="T1">mp</text:span><text:span text:style-name="T1">Co</text:span><text:span text:style-name="T1">unt</text:span><text:span text:style-name="T1">Db</text:span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1.54cm" svg:x1="10.4cm" svg:y1="6.2cm" svg:x2="14.099cm" svg:y2="6.4cm" draw:start-shape="id352" draw:start-glue-point="1" draw:end-shape="id365" draw:end-glue-point="3" svg:d="M10400 6200h3390v200h309" svg:viewBox="0 0 3700 201">
          <text:p/>
        </draw:connector>
        <draw:custom-shape draw:style-name="gr37" draw:text-style-name="P4" draw:layer="layout" svg:width="1.599cm" svg:height="0.4cm" svg:x="23.006cm" svg:y="7.995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31.202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2" draw:id="id362" draw:layer="layout" svg:width="1.6cm" svg:height="0.4cm" svg:x="31.002cm" svg:y="6.001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2cm" svg:y="6.401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367" draw:id="id367" draw:layer="layout" svg:width="1.399cm" svg:height="0.4cm" svg:x="32.802cm" svg:y="5.601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368" draw:id="id368" draw:layer="layout" svg:width="1.2cm" svg:height="1.281cm" draw:transform="rotate (1.5707963267949) translate (18.22cm 9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2cm" svg:y="8.4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1" draw:id="id351" draw:layer="layout" svg:width="0.8cm" svg:height="0.4cm" svg:x="18.22cm" svg:y="8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66" draw:id="id366" draw:layer="layout" svg:width="0.8cm" svg:height="0.4cm" svg:x="18.22cm" svg:y="9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2cm" svg:y1="9.4cm" svg:x2="34.201cm" svg:y2="5.801cm" draw:start-shape="id366" draw:start-glue-point="3" draw:end-shape="id367" draw:end-glue-point="1" svg:d="M18220 9400h-501v801h16982v-4400h-500" svg:viewBox="0 0 16983 4401">
          <text:p/>
        </draw:connector>
        <draw:connector draw:style-name="gr9" draw:text-style-name="P5" draw:layer="layout" svg:x1="19.501cm" svg:y1="9.001cm" svg:x2="20.406cm" svg:y2="8.59cm" draw:start-shape="id368" draw:start-glue-point="6" draw:end-shape="id369" draw:end-glue-point="3" svg:d="M19501 9001h453v-411h452" svg:viewBox="0 0 906 412">
          <text:p/>
        </draw:connector>
        <draw:custom-shape draw:style-name="gr57" draw:text-style-name="P16" draw:layer="layout" svg:width="3.4cm" svg:height="1.4cm" svg:x="1.469cm" svg:y="5.0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9cm" svg:y="5.001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372" draw:id="id372" draw:layer="layout" svg:width="2.468cm" svg:height="0.4cm" svg:x="2.401cm" svg:y="5.601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370" draw:id="id370" draw:layer="layout" svg:width="2.468cm" svg:height="0.4cm" svg:x="2.401cm" svg:y="6.001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371" draw:id="id371" draw:layer="layout" svg:width="2.4cm" svg:height="0.4cm" svg:x="5.801cm" svg:y="6.001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6.201cm" svg:x2="5.801cm" svg:y2="6.201cm" draw:start-shape="id370" draw:start-glue-point="1" draw:end-shape="id371" draw:end-glue-point="3" svg:d="M4869 6201h932" svg:viewBox="0 0 933 1">
          <text:p/>
        </draw:connector>
        <draw:custom-shape draw:style-name="gr54" draw:text-style-name="P14" xml:id="id373" draw:id="id373" draw:layer="layout" svg:width="2.4cm" svg:height="0.4cm" svg:x="5.801cm" svg:y="5.601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5.801cm" svg:x2="5.801cm" svg:y2="5.801cm" draw:start-shape="id372" draw:start-glue-point="1" draw:end-shape="id373" draw:end-glue-point="3" svg:d="M4869 5801h932" svg:viewBox="0 0 933 1">
          <text:p/>
        </draw:connector>
        <draw:custom-shape draw:style-name="gr30" draw:text-style-name="P4" draw:layer="layout" svg:width="2.6cm" svg:height="0.4cm" svg:x="14.099cm" svg:y="6.4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8-03T20:02:13.465147645</dc:date>
    <meta:editing-duration>P52DT23H13M45S</meta:editing-duration>
    <meta:editing-cycles>71</meta:editing-cycles>
    <meta:document-statistic meta:object-count="953"/>
  </office:meta>
</office:document-meta>
</file>